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宋体" svg:font-family="宋体, SimSun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  <style:font-face style:name="等线" svg:font-family="等线, DengXian" style:font-pitch="variable"/>
    <style:font-face style:name="等线 Light" svg:font-family="'等线 Light'" style:font-pitch="variable"/>
    <style:font-face style:name="黑体" svg:font-family="黑体, SimHei" style:font-family-generic="modern" style:font-pitch="fixed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4.509cm" fo:min-width="2.598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4.437cm" fo:min-width="2.574cm" fo:padding-top="0.142cm" fo:padding-bottom="0.142cm" fo:padding-left="0.267cm" fo:padding-right="0.267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线条箭头_20_2" draw:marker-end-width="0.3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92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17cm" loext:decorative="false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94cm" fo:min-width="2.574cm" fo:padding-top="0.142cm" fo:padding-bottom="0.142cm" fo:padding-left="0.267cm" fo:padding-right="0.267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6cm" fo:min-width="0cm" loext:decorative="false"/>
      <style:paragraph-properties style:writing-mode="lr-tb"/>
    </style:style>
    <style:style style:name="gr10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1" style:family="graphic" style:parent-style-name="objectwithoutfill">
      <style:graphic-properties svg:stroke-width="0.035cm" svg:stroke-color="#000000" draw:marker-start-width="0.252cm" draw:marker-end="线条箭头_20_4" draw:marker-end-width="0.3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6.428cm" fo:min-width="3.607cm" fo:padding-top="0.142cm" fo:padding-bottom="0.142cm" fo:padding-left="0.267cm" fo:padding-right="0.267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035cm" svg:stroke-color="#000000" draw:marker-start-width="0.252cm" draw:marker-end="线条箭头_20_1" draw:marker-end-width="0.352cm" draw:fill="none" draw:textarea-vertical-align="middle" fo:padding-top="0.142cm" fo:padding-bottom="0.142cm" fo:padding-left="0.267cm" fo:padding-right="0.267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1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0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04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13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1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24cm" loext:decorative="false"/>
      <style:paragraph-properties style:writing-mode="lr-tb"/>
    </style:style>
    <style:style style:name="gr22" style:family="graphic" style:parent-style-name="standard">
      <style:graphic-properties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42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877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6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5.881cm" loext:decorative="false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6.394cm" fo:min-width="3.573cm" fo:padding-top="0.142cm" fo:padding-bottom="0.142cm" fo:padding-left="0.267cm" fo:padding-right="0.267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31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53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62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92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01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23.661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66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71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24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12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03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75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4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3.782cm" style:use-optimal-column-width="false"/>
    </style:style>
    <style:style style:name="co3" style:family="table-column">
      <style:table-column-properties style:column-width="5.618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.039cm" style:use-optimal-row-height="false"/>
    </style:style>
    <style:style style:name="ro3" style:family="table-row">
      <style:table-row-properties style:row-height="0cm" style:use-optimal-row-height="true"/>
    </style:style>
    <style:style style:name="ro4" style:family="table-row">
      <style:table-row-properties style:row-height="1.561cm" style:use-optimal-row-height="false"/>
    </style:style>
    <style:style style:name="ro5" style:family="table-row">
      <style:table-row-properties style:row-height="1.095cm" style:use-optimal-row-height="false"/>
    </style:style>
    <style:style style:name="ro6" style:family="table-row">
      <style:table-row-properties style:row-height="1.56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Arial" fo:font-size="12pt" style:font-name-asian="Arial" style:font-size-asian="12pt" style:font-size-complex="12pt"/>
    </style:style>
    <style:style style:name="ce3" style:family="table-cell">
      <loext:graphic-properties draw:textarea-vertical-align="middle"/>
      <style:paragraph-properties fo:text-align="center" fo:border-left="0.28pt solid #000000" fo:border-right="0.28pt solid #000000" fo:border-top="0.28pt solid #000000" fo:border-bottom="none"/>
      <style:text-properties style:font-name="Arial" fo:font-size="12pt" style:font-name-asian="Arial" style:font-size-asian="12pt" style:font-size-complex="12pt"/>
    </style:style>
    <style:style style:name="ce4" style:family="table-cell">
      <loext:graphic-properties draw:textarea-vertical-align="middle"/>
      <style:paragraph-properties fo:text-align="center" fo:border-left="none" fo:border-right="0.28pt solid #000000" fo:border-top="0.28pt solid #000000" fo:border-bottom="0.28pt solid #000000"/>
      <style:text-properties style:font-name="Arial" fo:font-size="12pt" style:font-name-asian="Arial" style:font-size-asian="12pt" style:font-size-complex="12pt"/>
    </style:style>
    <style:style style:name="ce5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6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7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8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9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" style:family="paragraph">
      <style:paragraph-properties fo:text-align="center"/>
      <style:text-properties style:font-name="Arial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Arial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Arial" fo:font-size="12pt" style:font-name-asian="Arial" style:font-size-asian="12pt" style:font-size-complex="12pt"/>
    </style:style>
    <style:style style:name="P5" style:family="paragraph">
      <loext:graphic-properties draw:fill="none" draw:fill-color="#ffffff"/>
      <style:text-properties fo:color="#55308d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P6" style:family="paragraph">
      <style:text-properties style:font-name="Arial" style:font-name-asian="Arial"/>
    </style:style>
    <style:style style:name="P7" style:family="paragraph">
      <loext:graphic-properties draw:fill="none" draw:fill-color="#ffffff"/>
      <style:text-properties style:font-name="Arial" fo:font-size="12pt"/>
    </style:style>
    <style:style style:name="P8" style:family="paragraph">
      <style:paragraph-properties fo:text-align="center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style:font-name="Arial" fo:font-size="12pt" style:font-name-asian="Arial" style:font-size-asian="12pt" style:font-size-complex="12pt"/>
    </style:style>
    <style:style style:name="P10" style:family="paragraph">
      <loext:graphic-properties draw:fill="none" draw:fill-color="#ffffff"/>
      <style:text-properties fo:color="#00a933" loext:opacity="100%" style:font-name="Arial" fo:font-size="12pt" style:font-name-asian="Arial" style:font-size-asian="12pt" style:font-size-complex="12pt"/>
    </style:style>
    <style:style style:name="P11" style:family="paragraph">
      <loext:graphic-properties draw:fill="none" draw:fill-color="#ffffff"/>
      <style:text-properties fo:color="#c9211e" loext:opacity="100%" style:font-name="Arial" fo:font-size="12pt" style:font-name-asian="Arial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style:font-name="Arial" fo:font-size="12pt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7" style:family="paragraph">
      <style:paragraph-properties fo:text-align="center" style:text-autospace="ideograph-alpha" style:punctuation-wrap="simple" style:line-break="strict" loext:tab-stop-distance="0cm" style:writing-mode="lr-tb">
        <style:tab-stops/>
      </style:paragraph-properties>
      <style:text-properties style:font-name="Arial" fo:font-size="12pt" style:font-name-asian="Arial" style:font-size-asian="12pt" style:font-size-complex="12pt" fo:hyphenate="false" loext:hyphenation-no-caps="false" loext:hyphenation-no-last-word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9" style:family="paragraph">
      <style:paragraph-properties fo:text-align="center"/>
    </style:style>
    <style:style style:name="P20" style:family="paragraph">
      <style:text-properties style:font-name="Arial" fo:font-size="12pt" style:font-name-asian="Arial" style:font-size-asian="12pt" style:font-size-complex="12pt"/>
    </style:style>
    <style:style style:name="P21" style:family="paragraph">
      <style:text-properties style:font-name="Arial" fo:font-size="12pt" style:font-size-asian="12pt" style:font-size-complex="12pt"/>
    </style:style>
    <style:style style:name="P22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23" style:family="paragraph">
      <style:text-properties fo:color="#00a933" loext:opacity="100%" style:font-name="Arial" fo:font-size="12pt" style:font-size-asian="12pt" style:font-size-complex="12pt"/>
    </style:style>
    <style:style style:name="P24" style:family="paragraph">
      <loext:graphic-properties draw:fill="none" draw:fill-color="#ffffff"/>
      <style:text-properties fo:color="#00a933" loext:opacity="100%" style:font-name="Arial" fo:font-size="12pt" style:font-size-asian="12pt" style:font-size-complex="12pt"/>
    </style:style>
    <style:style style:name="P25" style:family="paragraph">
      <style:text-properties fo:color="#800080" loext:opacity="100%" fo:font-size="12pt" style:font-size-asian="12pt" style:font-size-complex="12pt"/>
    </style:style>
    <style:style style:name="P26" style:family="paragraph">
      <loext:graphic-properties draw:fill="none" draw:fill-color="#ffffff"/>
      <style:text-properties fo:color="#800080" loext:opacity="100%" fo:font-size="12pt" style:font-size-asian="12pt" style:font-size-complex="12pt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12pt" style:font-name-asian="Arial" style:font-size-asian="12pt" style:font-size-complex="12pt"/>
    </style:style>
    <style:style style:name="T3" style:family="text">
      <style:text-properties fo:color="#55308d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T4" style:family="text">
      <style:text-properties style:font-name="Arial" fo:font-size="12pt"/>
    </style:style>
    <style:style style:name="T5" style:family="text"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T6" style:family="text">
      <style:text-properties fo:color="#00a933" loext:opacity="100%" style:font-name="Arial" fo:font-size="12pt" style:font-name-asian="Arial" style:font-size-asian="12pt" style:font-size-complex="12pt"/>
    </style:style>
    <style:style style:name="T7" style:family="text">
      <style:text-properties fo:color="#c9211e" loext:opacity="100%" style:font-name="Arial" fo:font-size="12pt" style:font-name-asian="Arial" style:font-size-asian="12pt" style:font-size-complex="1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a933" loext:opacity="100%" style:font-name="Arial" fo:font-size="12pt" style:font-size-asian="12pt" style:font-size-complex="12pt"/>
    </style:style>
    <style:style style:name="T10" style:family="text">
      <style:text-properties fo:color="#800080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3.132cm" svg:height="4.793cm" svg:x="6.063cm" svg:y="2.274cm">
          <text:p text:style-name="P1"><text:span text:style-name="T1">des_key_chec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08cm" svg:height="4.721cm" svg:x="10.941cm" svg:y="2.298cm">
          <text:p text:style-name="P1"><text:span text:style-name="T1">des_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4.288cm" svg:y1="4.518cm" svg:x2="6.02cm" svg:y2="4.542cm">
          <text:p/>
        </draw:line>
        <draw:line draw:style-name="gr3" draw:text-style-name="P3" draw:layer="layout" svg:x1="9.282cm" svg:y1="3.94cm" svg:x2="10.951cm" svg:y2="3.94cm">
          <text:p/>
        </draw:line>
        <draw:frame draw:style-name="gr4" draw:text-style-name="P4" draw:layer="layout" svg:width="1.425cm" svg:height="1.199cm" svg:x="4.409cm" svg:y="3.17cm">
          <draw:text-box>
            <text:p><text:span text:style-name="T2">64bit</text:span></text:p>
            <text:p><text:span text:style-name="T2">密钥</text:span></text:p>
          </draw:text-box>
        </draw:frame>
        <draw:frame draw:style-name="gr5" draw:text-style-name="P4" draw:layer="layout" svg:width="1.772cm" svg:height="1.199cm" svg:x="9.268cm" svg:y="2.643cm">
          <draw:text-box>
            <text:p><text:span text:style-name="T2"><text:s/></text:span><text:span text:style-name="T2">56bit</text:span></text:p>
            <text:p><text:span text:style-name="T2">子密钥</text:span></text:p>
          </draw:text-box>
        </draw:frame>
        <draw:frame draw:style-name="gr6" draw:text-style-name="P4" draw:layer="layout" svg:width="2.285cm" svg:height="1.673cm" svg:x="14.06cm" svg:y="3.317cm">
          <draw:text-box>
            <text:p><text:span text:style-name="T2"><text:s text:c="3"/></text:span><text:span text:style-name="T2">48bit</text:span></text:p>
            <text:p><text:span text:style-name="T2">加密密钥</text:span></text:p>
          </draw:text-box>
        </draw:frame>
        <draw:line draw:style-name="gr3" draw:text-style-name="P3" draw:layer="layout" svg:x1="9.768cm" svg:y1="5.483cm" svg:x2="10.967cm" svg:y2="5.48cm">
          <text:p/>
        </draw:line>
        <draw:frame draw:style-name="gr7" draw:text-style-name="P5" draw:layer="layout" svg:width="4.817cm" svg:height="0.725cm" svg:x="1.001cm" svg:y="1.277cm">
          <draw:text-box>
            <text:p><text:span text:style-name="T3">des</text:span><text:span text:style-name="T3">加密算法框图</text:span></text:p>
          </draw:text-box>
        </draw:frame>
        <draw:custom-shape draw:style-name="gr1" draw:text-style-name="P2" draw:layer="layout" svg:width="3.132cm" svg:height="4.793cm" svg:x="2.888cm" svg:y="8.016cm">
          <text:p text:style-name="P1"><text:span text:style-name="T1">des_i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108cm" svg:height="2.224cm" svg:x="8.39cm" svg:y="8.126cm">
          <text:p text:style-name="P1"><text:span text:style-name="T1">des_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.131cm" svg:y1="10.241cm" svg:x2="2.863cm" svg:y2="10.265cm">
          <text:p/>
        </draw:line>
        <draw:frame draw:style-name="gr4" draw:text-style-name="P4" draw:layer="layout" svg:width="1.425cm" svg:height="1.199cm" svg:x="1.129cm" svg:y="8.913cm">
          <draw:text-box>
            <text:p><text:span text:style-name="T2">64bit</text:span></text:p>
            <text:p><text:span text:style-name="T2">数据</text:span></text:p>
          </draw:text-box>
        </draw:frame>
        <draw:line draw:style-name="gr3" draw:text-style-name="P3" draw:layer="layout" svg:x1="6.078cm" svg:y1="9.198cm" svg:x2="8.38cm" svg:y2="9.206cm">
          <text:p/>
        </draw:line>
        <draw:frame draw:style-name="gr9" draw:text-style-name="P4" draw:layer="layout" svg:width="3.101cm" svg:height="1.236cm" svg:x="5.946cm" svg:y="7.83cm">
          <draw:text-box>
            <text:p><text:span text:style-name="T2"><text:s text:c="4"/></text:span><text:span text:style-name="T2">右侧</text:span></text:p>
            <text:p><text:span text:style-name="T2">32bit</text:span><text:span text:style-name="T2">数据</text:span></text:p>
          </draw:text-box>
        </draw:frame>
        <draw:line draw:style-name="gr3" draw:text-style-name="P3" draw:layer="layout" svg:x1="11.549cm" svg:y1="9.91cm" svg:x2="13.851cm" svg:y2="9.918cm">
          <text:p/>
        </draw:line>
        <draw:frame draw:style-name="gr4" draw:text-style-name="P4" draw:layer="layout" svg:width="1.425cm" svg:height="1.199cm" svg:x="17.286cm" svg:y="7.914cm">
          <draw:text-box>
            <text:p><text:span text:style-name="T2">48bit</text:span></text:p>
            <text:p><text:span text:style-name="T2">数据</text:span></text:p>
          </draw:text-box>
        </draw:frame>
        <draw:custom-shape draw:style-name="gr8" draw:text-style-name="P2" draw:layer="layout" svg:width="3.108cm" svg:height="2.224cm" svg:x="13.851cm" svg:y="8.145cm">
          <text:p text:style-name="P1"><text:span text:style-name="T1">des_x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6.998cm" svg:y1="9.19cm" svg:x2="18.921cm" svg:y2="9.193cm">
          <text:p/>
        </draw:line>
        <draw:frame draw:style-name="gr4" draw:text-style-name="P4" draw:layer="layout" svg:width="1.425cm" svg:height="1.199cm" svg:x="11.901cm" svg:y="9.994cm">
          <draw:text-box>
            <text:p><text:span text:style-name="T2">48bit</text:span></text:p>
            <text:p><text:span text:style-name="T2">数据</text:span></text:p>
          </draw:text-box>
        </draw:frame>
        <draw:line draw:style-name="gr10" draw:text-style-name="P3" draw:layer="layout" svg:x1="14.074cm" svg:y1="4.584cm" svg:x2="15.703cm" svg:y2="4.584cm">
          <text:p/>
        </draw:line>
        <draw:line draw:style-name="gr10" draw:text-style-name="P3" draw:layer="layout" svg:x1="15.703cm" svg:y1="4.595cm" svg:x2="15.703cm" svg:y2="7.431cm">
          <text:p/>
        </draw:line>
        <draw:line draw:style-name="gr10" draw:text-style-name="P3" draw:layer="layout" svg:x1="15.703cm" svg:y1="7.41cm" svg:x2="12.624cm" svg:y2="7.41cm">
          <text:p/>
        </draw:line>
        <draw:line draw:style-name="gr10" draw:text-style-name="P3" draw:layer="layout" svg:x1="12.624cm" svg:y1="7.421cm" svg:x2="12.624cm" svg:y2="8.585cm">
          <text:p/>
        </draw:line>
        <draw:line draw:style-name="gr11" draw:text-style-name="P3" draw:layer="layout" svg:x1="12.634cm" svg:y1="8.585cm" svg:x2="13.851cm" svg:y2="8.585cm">
          <text:p/>
        </draw:line>
        <draw:frame draw:style-name="gr12" draw:text-style-name="P4" draw:layer="layout" svg:width="1.349cm" svg:height="1.199cm" svg:x="9.521cm" svg:y="5.631cm">
          <draw:text-box>
            <text:p text:style-name="P6"><text:span text:style-name="T2">迭代</text:span></text:p>
            <text:p text:style-name="P6"><text:span text:style-name="T2">次数</text:span></text:p>
          </draw:text-box>
        </draw:frame>
        <draw:custom-shape draw:style-name="gr8" draw:text-style-name="P2" draw:layer="layout" svg:width="3.108cm" svg:height="2.224cm" svg:x="18.948cm" svg:y="8.145cm">
          <text:p text:style-name="P1"><text:span text:style-name="T1">des_sco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22.074cm" svg:y1="9.197cm" svg:x2="23.83cm" svg:y2="9.203cm">
          <text:p/>
        </draw:line>
        <draw:frame draw:style-name="gr4" draw:text-style-name="P4" draw:layer="layout" svg:width="1.425cm" svg:height="1.199cm" svg:x="22.03cm" svg:y="7.934cm">
          <draw:text-box>
            <text:p><text:span text:style-name="T2">32bit</text:span></text:p>
            <text:p><text:span text:style-name="T2">数据</text:span></text:p>
          </draw:text-box>
        </draw:frame>
      </draw:page>
      <draw:page draw:name="page2" draw:style-name="dp1" draw:master-page-name="默认">
        <draw:custom-shape draw:style-name="gr13" draw:text-style-name="P2" draw:layer="layout" svg:width="4.107cm" svg:height="6.678cm" svg:x="6.129cm" svg:y="3.818cm">
          <text:p text:style-name="P1"><text:span text:style-name="T1">des_key_check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3.778cm" svg:y1="4.98cm" svg:x2="6.17cm" svg:y2="4.98cm">
          <text:p/>
        </draw:line>
        <draw:frame draw:style-name="gr15" draw:text-style-name="P7" draw:layer="layout" svg:width="1.586cm" svg:height="0.725cm" svg:x="3.982cm" svg:y="4.36cm">
          <draw:text-box>
            <text:p><text:span text:style-name="T4">clk_in</text:span></text:p>
          </draw:text-box>
        </draw:frame>
        <draw:frame draw:style-name="gr16" draw:text-style-name="P7" draw:layer="layout" svg:width="2.013cm" svg:height="0.725cm" svg:x="3.842cm" svg:y="5.403cm">
          <draw:text-box>
            <text:p><text:span text:style-name="T4">rst_n_in</text:span></text:p>
          </draw:text-box>
        </draw:frame>
        <draw:frame draw:style-name="gr17" draw:text-style-name="P7" draw:layer="layout" svg:width="2.509cm" svg:height="0.725cm" svg:x="3.465cm" svg:y="7.69cm">
          <draw:text-box>
            <text:p><text:span text:style-name="T4">verify_in</text:span></text:p>
          </draw:text-box>
        </draw:frame>
        <draw:frame draw:style-name="gr18" draw:text-style-name="P7" draw:layer="layout" svg:width="3.004cm" svg:height="0.725cm" svg:x="3.277cm" svg:y="6.588cm">
          <draw:text-box>
            <text:p><text:span text:style-name="T4">origin_key_in</text:span></text:p>
          </draw:text-box>
        </draw:frame>
        <draw:frame draw:style-name="gr19" draw:text-style-name="P7" draw:layer="layout" svg:width="4.113cm" svg:height="0.725cm" svg:x="2.062cm" svg:y="8.906cm">
          <draw:text-box>
            <text:p><text:span text:style-name="T4">origin_key_in_valid</text:span></text:p>
          </draw:text-box>
        </draw:frame>
        <draw:frame draw:style-name="gr20" draw:text-style-name="P7" draw:layer="layout" svg:width="2.915cm" svg:height="0.725cm" svg:x="10.153cm" svg:y="5.013cm">
          <draw:text-box>
            <text:p><text:span text:style-name="T4">sub_key_out</text:span></text:p>
          </draw:text-box>
        </draw:frame>
        <draw:frame draw:style-name="gr21" draw:text-style-name="P7" draw:layer="layout" svg:width="4.024cm" svg:height="0.725cm" svg:x="10.104cm" svg:y="6.303cm">
          <draw:text-box>
            <text:p><text:span text:style-name="T4">sub_key_out_valid</text:span></text:p>
          </draw:text-box>
        </draw:frame>
        <draw:line draw:style-name="gr14" draw:text-style-name="P3" draw:layer="layout" svg:x1="3.778cm" svg:y1="6.147cm" svg:x2="6.17cm" svg:y2="6.147cm">
          <text:p/>
        </draw:line>
        <draw:line draw:style-name="gr14" draw:text-style-name="P3" draw:layer="layout" svg:x1="3.778cm" svg:y1="7.314cm" svg:x2="6.17cm" svg:y2="7.314cm">
          <text:p/>
        </draw:line>
        <draw:line draw:style-name="gr14" draw:text-style-name="P3" draw:layer="layout" svg:x1="3.778cm" svg:y1="8.481cm" svg:x2="6.17cm" svg:y2="8.481cm">
          <text:p/>
        </draw:line>
        <draw:line draw:style-name="gr14" draw:text-style-name="P3" draw:layer="layout" svg:x1="3.778cm" svg:y1="9.648cm" svg:x2="6.17cm" svg:y2="9.648cm">
          <text:p/>
        </draw:line>
        <draw:line draw:style-name="gr14" draw:text-style-name="P3" draw:layer="layout" svg:x1="10.214cm" svg:y1="5.659cm" svg:x2="12.606cm" svg:y2="5.659cm">
          <text:p/>
        </draw:line>
        <draw:line draw:style-name="gr14" draw:text-style-name="P3" draw:layer="layout" svg:x1="10.283cm" svg:y1="7.026cm" svg:x2="12.675cm" svg:y2="7.026cm">
          <text:p/>
        </draw:line>
        <draw:frame draw:style-name="gr22" draw:layer="layout" svg:width="14.098cm" svg:height="5.771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5">信号</text:span></text:p>
              </table:table-cell>
              <table:table-cell>
                <text:p text:style-name="P8"><text:span text:style-name="T5">位宽</text:span></text:p>
              </table:table-cell>
              <table:table-cell>
                <text:p text:style-name="P8"><text:span text:style-name="T5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2">clk_in</text:span></text:p>
              </table:table-cell>
              <table:table-cell>
                <text:p text:style-name="P9"><text:span text:style-name="T2">1 bit</text:span></text:p>
              </table:table-cell>
              <table:table-cell>
                <text:p text:style-name="P9"><text:span text:style-name="T2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2">rst_n_in</text:span></text:p>
              </table:table-cell>
              <table:table-cell>
                <text:p text:style-name="P9"><text:span text:style-name="T2">1 bit</text:span></text:p>
              </table:table-cell>
              <table:table-cell>
                <text:p text:style-name="P9"><text:span text:style-name="T2">复位信号</text:span><text:span text:style-name="T2">, </text:span><text:span text:style-name="T2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2">origin_key_in</text:span></text:p>
              </table:table-cell>
              <table:table-cell>
                <text:p text:style-name="P9"><text:span text:style-name="T2">64 bit</text:span></text:p>
              </table:table-cell>
              <table:table-cell>
                <text:p text:style-name="P9"><text:span text:style-name="T2">输入密钥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2">verify_in</text:span></text:p>
              </table:table-cell>
              <table:table-cell>
                <text:p text:style-name="P9"><text:span text:style-name="T2">1 bit</text:span></text:p>
              </table:table-cell>
              <table:table-cell>
                <text:p text:style-name="P9"><text:span text:style-name="T2">是否进行密钥校验，奇校验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2">origin_key_in_valid</text:span></text:p>
              </table:table-cell>
              <table:table-cell>
                <text:p text:style-name="P9"><text:span text:style-name="T2">1 bit</text:span></text:p>
              </table:table-cell>
              <table:table-cell>
                <text:p text:style-name="P9"><text:span text:style-name="T2">输入密钥有效信号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2" draw:layer="layout" svg:width="14.098cm" svg:height="3.924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5">信号</text:span></text:p>
              </table:table-cell>
              <table:table-cell>
                <text:p text:style-name="P8"><text:span text:style-name="T5">位宽</text:span></text:p>
              </table:table-cell>
              <table:table-cell>
                <text:p text:style-name="P8"><text:span text:style-name="T5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2">sub_key_out</text:span></text:p>
              </table:table-cell>
              <table:table-cell>
                <text:p text:style-name="P9"><text:span text:style-name="T2">56 bit</text:span></text:p>
              </table:table-cell>
              <table:table-cell>
                <text:p text:style-name="P9"><text:span text:style-name="T2">输出子密钥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2">sub_key_out_valid</text:span></text:p>
              </table:table-cell>
              <table:table-cell>
                <text:p text:style-name="P9"><text:span text:style-name="T2">1 bit</text:span></text:p>
              </table:table-cell>
              <table:table-cell table:style-name="ce2">
                <text:p text:style-name="P9"><text:span text:style-name="T2">输出子密钥有效信号</text:span></text:p>
              </table:table-cell>
            </table:table-row>
            <table:table-row table:style-name="ro2" table:default-cell-style-name="ce4">
              <table:table-cell table:style-name="ce2">
                <text:p text:style-name="P9"><text:span text:style-name="T2">sub_key_err_out</text:span></text:p>
              </table:table-cell>
              <table:table-cell>
                <text:p text:style-name="P9"><text:span text:style-name="T2">1 bit</text:span></text:p>
              </table:table-cell>
              <table:table-cell>
                <text:p text:style-name="P9"><text:span text:style-name="T2">密钥校验错误信号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3" draw:text-style-name="P10" draw:layer="layout" svg:width="3.042cm" svg:height="0.725cm" svg:x="20.421cm" svg:y="1.924cm">
          <draw:text-box>
            <text:p><text:span text:style-name="T6">输入信号列表</text:span></text:p>
          </draw:text-box>
        </draw:frame>
        <draw:frame draw:style-name="gr23" draw:text-style-name="P10" draw:layer="layout" svg:width="3.042cm" svg:height="0.725cm" svg:x="20.493cm" svg:y="8.828cm">
          <draw:text-box>
            <text:p><text:span text:style-name="T6">输出信号列表</text:span></text:p>
          </draw:text-box>
        </draw:frame>
        <draw:frame draw:style-name="gr24" draw:text-style-name="P5" draw:layer="layout" svg:width="8.377cm" svg:height="0.725cm" svg:x="1cm" svg:y="1.276cm">
          <draw:text-box>
            <text:p><text:span text:style-name="T3">密钥校验和初始置换模块</text:span><text:span text:style-name="T3">des_key_check</text:span></text:p>
          </draw:text-box>
        </draw:frame>
        <draw:frame draw:style-name="gr25" draw:text-style-name="P7" draw:layer="layout" svg:width="3.669cm" svg:height="0.725cm" svg:x="10.148cm" svg:y="7.473cm">
          <draw:text-box>
            <text:p><text:span text:style-name="T4">sub_key_err_out</text:span></text:p>
          </draw:text-box>
        </draw:frame>
        <draw:line draw:style-name="gr14" draw:text-style-name="P3" draw:layer="layout" svg:x1="10.252cm" svg:y1="8.305cm" svg:x2="12.644cm" svg:y2="8.305cm">
          <text:p/>
        </draw:line>
        <draw:frame draw:style-name="gr26" draw:text-style-name="P11" draw:layer="layout" svg:width="16.381cm" svg:height="0.725cm" svg:x="6.476cm" svg:y="15.357cm">
          <draw:text-box>
            <text:p><text:span text:style-name="T7">des_key_check</text:span><text:span text:style-name="T7">模块产生的</text:span><text:span text:style-name="T7">sub_key</text:span><text:span text:style-name="T7">会送入</text:span><text:span text:style-name="T7">des_key</text:span><text:span text:style-name="T7">模块，产生用于加密的密钥序列</text:span></text:p>
          </draw:text-box>
        </draw:frame>
      </draw:page>
      <draw:page draw:name="page3" draw:style-name="dp1" draw:master-page-name="默认">
        <draw:custom-shape draw:style-name="gr27" draw:text-style-name="P2" draw:layer="layout" svg:width="4.107cm" svg:height="6.678cm" svg:x="6.129cm" svg:y="3.818cm">
          <text:p text:style-name="P1"><text:span text:style-name="T1">des_key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3.778cm" svg:y1="4.98cm" svg:x2="6.17cm" svg:y2="4.98cm">
          <text:p/>
        </draw:line>
        <draw:frame draw:style-name="gr15" draw:text-style-name="P7" draw:layer="layout" svg:width="1.586cm" svg:height="0.725cm" svg:x="3.982cm" svg:y="4.36cm">
          <draw:text-box>
            <text:p><text:span text:style-name="T4">clk_in</text:span></text:p>
          </draw:text-box>
        </draw:frame>
        <draw:frame draw:style-name="gr16" draw:text-style-name="P7" draw:layer="layout" svg:width="2.013cm" svg:height="0.725cm" svg:x="3.842cm" svg:y="5.403cm">
          <draw:text-box>
            <text:p><text:span text:style-name="T4">rst_n_in</text:span></text:p>
          </draw:text-box>
        </draw:frame>
        <draw:frame draw:style-name="gr28" draw:text-style-name="P7" draw:layer="layout" svg:width="3.431cm" svg:height="0.725cm" svg:x="2.864cm" svg:y="7.69cm">
          <draw:text-box>
            <text:p><text:span text:style-name="T4">sub_key_idx_in</text:span></text:p>
          </draw:text-box>
        </draw:frame>
        <draw:frame draw:style-name="gr29" draw:text-style-name="P7" draw:layer="layout" svg:width="2.653cm" svg:height="0.725cm" svg:x="3.449cm" svg:y="6.634cm">
          <draw:text-box>
            <text:p><text:span text:style-name="T4">sub_key_in</text:span></text:p>
          </draw:text-box>
        </draw:frame>
        <draw:frame draw:style-name="gr30" draw:text-style-name="P7" draw:layer="layout" svg:width="3.762cm" svg:height="0.725cm" svg:x="2.487cm" svg:y="8.838cm">
          <draw:text-box>
            <text:p><text:span text:style-name="T4">sub_key_in_valid</text:span></text:p>
          </draw:text-box>
        </draw:frame>
        <draw:frame draw:style-name="gr31" draw:text-style-name="P7" draw:layer="layout" svg:width="1.992cm" svg:height="0.725cm" svg:x="10.329cm" svg:y="4.947cm">
          <draw:text-box>
            <text:p><text:span text:style-name="T4">key_out</text:span></text:p>
          </draw:text-box>
        </draw:frame>
        <draw:frame draw:style-name="gr32" draw:text-style-name="P7" draw:layer="layout" svg:width="3.101cm" svg:height="0.725cm" svg:x="10.126cm" svg:y="7.846cm">
          <draw:text-box>
            <text:p><text:span text:style-name="T4">key_out_valid</text:span></text:p>
          </draw:text-box>
        </draw:frame>
        <draw:line draw:style-name="gr14" draw:text-style-name="P3" draw:layer="layout" svg:x1="3.778cm" svg:y1="6.147cm" svg:x2="6.17cm" svg:y2="6.147cm">
          <text:p/>
        </draw:line>
        <draw:line draw:style-name="gr14" draw:text-style-name="P3" draw:layer="layout" svg:x1="3.778cm" svg:y1="7.314cm" svg:x2="6.17cm" svg:y2="7.314cm">
          <text:p/>
        </draw:line>
        <draw:line draw:style-name="gr14" draw:text-style-name="P3" draw:layer="layout" svg:x1="3.778cm" svg:y1="8.481cm" svg:x2="6.17cm" svg:y2="8.481cm">
          <text:p/>
        </draw:line>
        <draw:line draw:style-name="gr14" draw:text-style-name="P3" draw:layer="layout" svg:x1="3.778cm" svg:y1="9.648cm" svg:x2="6.17cm" svg:y2="9.648cm">
          <text:p/>
        </draw:line>
        <draw:line draw:style-name="gr14" draw:text-style-name="P3" draw:layer="layout" svg:x1="10.214cm" svg:y1="5.659cm" svg:x2="12.606cm" svg:y2="5.659cm">
          <text:p/>
        </draw:line>
        <draw:line draw:style-name="gr14" draw:text-style-name="P3" draw:layer="layout" svg:x1="10.261cm" svg:y1="8.57cm" svg:x2="12.653cm" svg:y2="8.57cm">
          <text:p/>
        </draw:line>
        <draw:frame draw:style-name="gr22" draw:layer="layout" svg:width="14.098cm" svg:height="5.771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5">信号</text:span></text:p>
              </table:table-cell>
              <table:table-cell>
                <text:p text:style-name="P8"><text:span text:style-name="T5">位宽</text:span></text:p>
              </table:table-cell>
              <table:table-cell>
                <text:p text:style-name="P8"><text:span text:style-name="T5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2">clk_in</text:span></text:p>
              </table:table-cell>
              <table:table-cell>
                <text:p text:style-name="P9"><text:span text:style-name="T2">1 bit</text:span></text:p>
              </table:table-cell>
              <table:table-cell>
                <text:p text:style-name="P9"><text:span text:style-name="T2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2">rst_n_in</text:span></text:p>
              </table:table-cell>
              <table:table-cell>
                <text:p text:style-name="P9"><text:span text:style-name="T2">1 bit</text:span></text:p>
              </table:table-cell>
              <table:table-cell>
                <text:p text:style-name="P9"><text:span text:style-name="T2">复位信号</text:span><text:span text:style-name="T2">, </text:span><text:span text:style-name="T2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2">sub_key_in</text:span></text:p>
              </table:table-cell>
              <table:table-cell>
                <text:p text:style-name="P9"><text:span text:style-name="T2">56 bit</text:span></text:p>
              </table:table-cell>
              <table:table-cell>
                <text:p text:style-name="P9"><text:span text:style-name="T2">输入密钥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2">sub_key_idx_in</text:span></text:p>
              </table:table-cell>
              <table:table-cell>
                <text:p text:style-name="P9"><text:span text:style-name="T2">4 bit</text:span></text:p>
              </table:table-cell>
              <table:table-cell>
                <text:p text:style-name="P9"><text:span text:style-name="T2">0-15</text:span><text:span text:style-name="T2">共</text:span><text:span text:style-name="T2">16</text:span><text:span text:style-name="T2">种密钥的索引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2">sub_key_in_valid</text:span></text:p>
              </table:table-cell>
              <table:table-cell>
                <text:p text:style-name="P9"><text:span text:style-name="T2">1 bit</text:span></text:p>
              </table:table-cell>
              <table:table-cell>
                <text:p text:style-name="P9"><text:span text:style-name="T2">输入密钥有效信号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2" draw:layer="layout" svg:width="14.098cm" svg:height="2.885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5">信号</text:span></text:p>
              </table:table-cell>
              <table:table-cell>
                <text:p text:style-name="P8"><text:span text:style-name="T5">位宽</text:span></text:p>
              </table:table-cell>
              <table:table-cell>
                <text:p text:style-name="P8"><text:span text:style-name="T5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2">key_out</text:span></text:p>
              </table:table-cell>
              <table:table-cell>
                <text:p text:style-name="P9"><text:span text:style-name="T2">48 bit</text:span></text:p>
              </table:table-cell>
              <table:table-cell>
                <text:p text:style-name="P9"><text:span text:style-name="T2">输出密钥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2">key_out_valid</text:span></text:p>
              </table:table-cell>
              <table:table-cell>
                <text:p text:style-name="P9"><text:span text:style-name="T2">1 bit</text:span></text:p>
              </table:table-cell>
              <table:table-cell>
                <text:p text:style-name="P9"><text:span text:style-name="T2">输出密钥有效信号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3" draw:text-style-name="P10" draw:layer="layout" svg:width="3.042cm" svg:height="0.725cm" svg:x="20.421cm" svg:y="1.924cm">
          <draw:text-box>
            <text:p><text:span text:style-name="T6">输入信号列表</text:span></text:p>
          </draw:text-box>
        </draw:frame>
        <draw:frame draw:style-name="gr23" draw:text-style-name="P10" draw:layer="layout" svg:width="3.042cm" svg:height="0.725cm" svg:x="20.493cm" svg:y="8.828cm">
          <draw:text-box>
            <text:p><text:span text:style-name="T6">输出信号列表</text:span></text:p>
          </draw:text-box>
        </draw:frame>
        <draw:frame draw:style-name="gr7" draw:text-style-name="P5" draw:layer="layout" svg:width="4.817cm" svg:height="0.725cm" svg:x="1cm" svg:y="1.276cm">
          <draw:text-box>
            <text:p><text:span text:style-name="T3">密钥产生模块</text:span><text:span text:style-name="T3">des_key</text:span></text:p>
          </draw:text-box>
        </draw:frame>
        <draw:frame draw:style-name="gr33" draw:text-style-name="P11" draw:layer="layout" svg:width="24.161cm" svg:height="2.147cm" svg:x="2.797cm" svg:y="15.478cm">
          <draw:text-box>
            <text:p text:style-name="P12"><text:span text:style-name="T7">1. </text:span><text:span text:style-name="T7">可以推导得出</text:span><text:span text:style-name="T7">key_out</text:span><text:span text:style-name="T7">与原始密钥的关系</text:span><text:span text:style-name="T7">(</text:span><text:span text:style-name="T6">目前使用：推导得到的</text:span><text:span text:style-name="T6">key_out</text:span><text:span text:style-name="T6">与原始密钥进行置换后的</text:span><text:span text:style-name="T6">56bit</text:span><text:span text:style-name="T6">子密钥的关系</text:span><text:span text:style-name="T7">)</text:span></text:p>
            <text:p text:style-name="P12"><text:span text:style-name="T7"/></text:p>
            <text:p><text:span text:style-name="T7">2. </text:span><text:span text:style-name="T7">因此，理论上是可以将</text:span><text:span text:style-name="T7">des_key_check</text:span><text:span text:style-name="T7">和</text:span><text:span text:style-name="T7">des_key</text:span><text:span text:style-name="T7">模块进行合并的，但是考虑到对原始密钥进行奇校验因此将两部分拆开了</text:span></text:p>
            <text:p><text:span text:style-name="T7"/></text:p>
          </draw:text-box>
        </draw:frame>
      </draw:page>
      <draw:page draw:name="page4" draw:style-name="dp1" draw:master-page-name="默认">
        <draw:custom-shape draw:style-name="gr27" draw:text-style-name="P2" draw:layer="layout" svg:width="4.107cm" svg:height="6.678cm" svg:x="6.129cm" svg:y="3.818cm">
          <text:p text:style-name="P1"><text:span text:style-name="T1">des_ip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3.778cm" svg:y1="5.598cm" svg:x2="6.17cm" svg:y2="5.598cm">
          <text:p/>
        </draw:line>
        <draw:frame draw:style-name="gr15" draw:text-style-name="P7" draw:layer="layout" svg:width="1.586cm" svg:height="0.725cm" svg:x="3.982cm" svg:y="4.978cm">
          <draw:text-box>
            <text:p><text:span text:style-name="T4">clk_in</text:span></text:p>
          </draw:text-box>
        </draw:frame>
        <draw:frame draw:style-name="gr16" draw:text-style-name="P7" draw:layer="layout" svg:width="2.013cm" svg:height="0.725cm" svg:x="3.842cm" svg:y="6.021cm">
          <draw:text-box>
            <text:p><text:span text:style-name="T4">rst_n_in</text:span></text:p>
          </draw:text-box>
        </draw:frame>
        <draw:frame draw:style-name="gr28" draw:text-style-name="P14" draw:layer="layout" svg:width="3.431cm" svg:height="0.725cm" svg:x="3.184cm" svg:y="8.417cm">
          <draw:text-box>
            <text:p text:style-name="P13"><text:span text:style-name="T4">data_in_valid</text:span></text:p>
          </draw:text-box>
        </draw:frame>
        <draw:frame draw:style-name="gr29" draw:text-style-name="P7" draw:layer="layout" svg:width="2.653cm" svg:height="0.725cm" svg:x="3.449cm" svg:y="7.252cm">
          <draw:text-box>
            <text:p><text:span text:style-name="T4">data_in</text:span></text:p>
          </draw:text-box>
        </draw:frame>
        <draw:frame draw:style-name="gr34" draw:text-style-name="P7" draw:layer="layout" svg:width="2.966cm" svg:height="0.725cm" svg:x="10.081cm" svg:y="4.947cm">
          <draw:text-box>
            <text:p><text:span text:style-name="T4">left_data_out</text:span></text:p>
          </draw:text-box>
        </draw:frame>
        <draw:frame draw:style-name="gr35" draw:text-style-name="P7" draw:layer="layout" svg:width="3.271cm" svg:height="0.725cm" svg:x="10.126cm" svg:y="7.846cm">
          <draw:text-box>
            <text:p><text:span text:style-name="T4">data_out_valid</text:span></text:p>
          </draw:text-box>
        </draw:frame>
        <draw:line draw:style-name="gr14" draw:text-style-name="P3" draw:layer="layout" svg:x1="3.778cm" svg:y1="6.765cm" svg:x2="6.17cm" svg:y2="6.765cm">
          <text:p/>
        </draw:line>
        <draw:line draw:style-name="gr14" draw:text-style-name="P3" draw:layer="layout" svg:x1="3.778cm" svg:y1="7.932cm" svg:x2="6.17cm" svg:y2="7.932cm">
          <text:p/>
        </draw:line>
        <draw:line draw:style-name="gr14" draw:text-style-name="P3" draw:layer="layout" svg:x1="3.778cm" svg:y1="9.099cm" svg:x2="6.17cm" svg:y2="9.099cm">
          <text:p/>
        </draw:line>
        <draw:line draw:style-name="gr14" draw:text-style-name="P3" draw:layer="layout" svg:x1="10.214cm" svg:y1="5.659cm" svg:x2="12.606cm" svg:y2="5.659cm">
          <text:p/>
        </draw:line>
        <draw:line draw:style-name="gr14" draw:text-style-name="P3" draw:layer="layout" svg:x1="10.261cm" svg:y1="8.57cm" svg:x2="12.653cm" svg:y2="8.57cm">
          <text:p/>
        </draw:line>
        <draw:frame draw:style-name="gr22" draw:layer="layout" svg:width="14.098cm" svg:height="4.809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5">信号</text:span></text:p>
              </table:table-cell>
              <table:table-cell>
                <text:p text:style-name="P8"><text:span text:style-name="T5">位宽</text:span></text:p>
              </table:table-cell>
              <table:table-cell>
                <text:p text:style-name="P8"><text:span text:style-name="T5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2">clk_in</text:span></text:p>
              </table:table-cell>
              <table:table-cell>
                <text:p text:style-name="P9"><text:span text:style-name="T2">1 bit</text:span></text:p>
              </table:table-cell>
              <table:table-cell>
                <text:p text:style-name="P9"><text:span text:style-name="T2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2">rst_n_in</text:span></text:p>
              </table:table-cell>
              <table:table-cell>
                <text:p text:style-name="P9"><text:span text:style-name="T2">1 bit</text:span></text:p>
              </table:table-cell>
              <table:table-cell>
                <text:p text:style-name="P9"><text:span text:style-name="T2">复位信号</text:span><text:span text:style-name="T2">, </text:span><text:span text:style-name="T2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2">data_in</text:span></text:p>
              </table:table-cell>
              <table:table-cell>
                <text:p text:style-name="P9"><text:span text:style-name="T2">64 bit</text:span></text:p>
              </table:table-cell>
              <table:table-cell>
                <text:p text:style-name="P9"><text:span text:style-name="T2">输入数据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2">data_in_valid</text:span></text:p>
              </table:table-cell>
              <table:table-cell>
                <text:p text:style-name="P9"><text:span text:style-name="T2">1 bit</text:span></text:p>
              </table:table-cell>
              <table:table-cell>
                <text:p text:style-name="P9"><text:span text:style-name="T2">输入数据有效信号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2" draw:layer="layout" svg:width="14.098cm" svg:height="4.221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5">信号</text:span></text:p>
              </table:table-cell>
              <table:table-cell>
                <text:p text:style-name="P8"><text:span text:style-name="T5">位宽</text:span></text:p>
              </table:table-cell>
              <table:table-cell>
                <text:p text:style-name="P8"><text:span text:style-name="T5">说明</text:span></text:p>
              </table:table-cell>
            </table:table-row>
            <table:table-row table:style-name="ro3" table:default-cell-style-name="ce5">
              <table:table-cell>
                <text:p text:style-name="P15"><text:span text:style-name="T8">left_data_out</text:span></text:p>
              </table:table-cell>
              <table:table-cell>
                <text:p text:style-name="P16"><text:span text:style-name="T8">32 bit</text:span></text:p>
              </table:table-cell>
              <table:table-cell>
                <text:p text:style-name="P16"><text:span text:style-name="T8">des</text:span><text:span text:style-name="T8">初始置换后左边</text:span><text:span text:style-name="T8">32bit</text:span><text:span text:style-name="T8">数据</text:span></text:p>
              </table:table-cell>
            </table:table-row>
            <table:table-row table:style-name="ro3" table:default-cell-style-name="ce2">
              <table:table-cell>
                <text:p text:style-name="P9"><text:span text:style-name="T2">right_data_out</text:span></text:p>
              </table:table-cell>
              <table:table-cell table:style-name="ce5">
                <text:p text:style-name="P16"><text:span text:style-name="T8">32 bit</text:span></text:p>
              </table:table-cell>
              <table:table-cell>
                <text:p text:style-name="P17"><text:span text:style-name="T8">des</text:span><text:span text:style-name="T8">初始置换后右边</text:span><text:span text:style-name="T8">32bit</text:span><text:span text:style-name="T8">数据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2">data_out_valid</text:span></text:p>
              </table:table-cell>
              <table:table-cell table:style-name="ce5">
                <text:p text:style-name="P16"><text:span text:style-name="T8">1 bit</text:span></text:p>
              </table:table-cell>
              <table:table-cell>
                <text:p text:style-name="P9"><text:span text:style-name="T2">输出数据有效信号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3" draw:text-style-name="P10" draw:layer="layout" svg:width="3.042cm" svg:height="0.725cm" svg:x="20.421cm" svg:y="1.924cm">
          <draw:text-box>
            <text:p><text:span text:style-name="T6">输入信号列表</text:span></text:p>
          </draw:text-box>
        </draw:frame>
        <draw:frame draw:style-name="gr23" draw:text-style-name="P10" draw:layer="layout" svg:width="3.042cm" svg:height="0.725cm" svg:x="20.493cm" svg:y="8.828cm">
          <draw:text-box>
            <text:p><text:span text:style-name="T6">输出信号列表</text:span></text:p>
          </draw:text-box>
        </draw:frame>
        <draw:frame draw:style-name="gr7" draw:text-style-name="P5" draw:layer="layout" svg:width="4.817cm" svg:height="0.725cm" svg:x="1cm" svg:y="1.276cm">
          <draw:text-box>
            <text:p><text:span text:style-name="T3">初始置换模块</text:span><text:span text:style-name="T3">des_ip</text:span></text:p>
          </draw:text-box>
        </draw:frame>
        <draw:line draw:style-name="gr14" draw:text-style-name="P3" draw:layer="layout" svg:x1="10.221cm" svg:y1="7.065cm" svg:x2="12.613cm" svg:y2="7.065cm">
          <text:p/>
        </draw:line>
        <draw:frame draw:style-name="gr36" draw:text-style-name="P7" draw:layer="layout" svg:width="3.224cm" svg:height="0.725cm" svg:x="10.065cm" svg:y="6.271cm">
          <draw:text-box>
            <text:p><text:span text:style-name="T4">right_data_out</text:span></text:p>
          </draw:text-box>
        </draw:frame>
      </draw:page>
      <draw:page draw:name="page5" draw:style-name="dp1" draw:master-page-name="默认">
        <draw:custom-shape draw:style-name="gr27" draw:text-style-name="P2" draw:layer="layout" svg:width="4.107cm" svg:height="6.678cm" svg:x="6.129cm" svg:y="3.818cm">
          <text:p text:style-name="P1"><text:span text:style-name="T1">des_ext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3.778cm" svg:y1="5.598cm" svg:x2="6.17cm" svg:y2="5.598cm">
          <text:p/>
        </draw:line>
        <draw:frame draw:style-name="gr15" draw:text-style-name="P7" draw:layer="layout" svg:width="1.586cm" svg:height="0.725cm" svg:x="3.982cm" svg:y="4.978cm">
          <draw:text-box>
            <text:p><text:span text:style-name="T4">clk_in</text:span></text:p>
          </draw:text-box>
        </draw:frame>
        <draw:frame draw:style-name="gr16" draw:text-style-name="P7" draw:layer="layout" svg:width="2.013cm" svg:height="0.725cm" svg:x="3.842cm" svg:y="6.021cm">
          <draw:text-box>
            <text:p><text:span text:style-name="T4">rst_n_in</text:span></text:p>
          </draw:text-box>
        </draw:frame>
        <draw:frame draw:style-name="gr37" draw:text-style-name="P14" draw:layer="layout" svg:width="3.812cm" svg:height="0.725cm" svg:x="2.237cm" svg:y="8.369cm">
          <draw:text-box>
            <text:p text:style-name="P13"><text:span text:style-name="T4">ext_data_in_valid</text:span></text:p>
          </draw:text-box>
        </draw:frame>
        <draw:frame draw:style-name="gr38" draw:text-style-name="P7" draw:layer="layout" svg:width="2.703cm" svg:height="0.725cm" svg:x="3.422cm" svg:y="7.25cm">
          <draw:text-box>
            <text:p><text:span text:style-name="T4">ext_data_in</text:span></text:p>
          </draw:text-box>
        </draw:frame>
        <draw:frame draw:style-name="gr34" draw:text-style-name="P7" draw:layer="layout" svg:width="2.966cm" svg:height="0.725cm" svg:x="10.081cm" svg:y="4.947cm">
          <draw:text-box>
            <text:p><text:span text:style-name="T4">ext_data_out</text:span></text:p>
          </draw:text-box>
        </draw:frame>
        <draw:frame draw:style-name="gr39" draw:text-style-name="P7" draw:layer="layout" svg:width="4.075cm" svg:height="0.725cm" svg:x="10.126cm" svg:y="7.846cm">
          <draw:text-box>
            <text:p><text:span text:style-name="T4">ext_data_out_valid</text:span></text:p>
          </draw:text-box>
        </draw:frame>
        <draw:line draw:style-name="gr14" draw:text-style-name="P3" draw:layer="layout" svg:x1="3.778cm" svg:y1="6.765cm" svg:x2="6.17cm" svg:y2="6.765cm">
          <text:p/>
        </draw:line>
        <draw:line draw:style-name="gr14" draw:text-style-name="P3" draw:layer="layout" svg:x1="3.778cm" svg:y1="7.932cm" svg:x2="6.17cm" svg:y2="7.932cm">
          <text:p/>
        </draw:line>
        <draw:line draw:style-name="gr14" draw:text-style-name="P3" draw:layer="layout" svg:x1="3.778cm" svg:y1="9.099cm" svg:x2="6.17cm" svg:y2="9.099cm">
          <text:p/>
        </draw:line>
        <draw:line draw:style-name="gr14" draw:text-style-name="P3" draw:layer="layout" svg:x1="10.214cm" svg:y1="5.659cm" svg:x2="12.606cm" svg:y2="5.659cm">
          <text:p/>
        </draw:line>
        <draw:line draw:style-name="gr14" draw:text-style-name="P3" draw:layer="layout" svg:x1="10.261cm" svg:y1="8.57cm" svg:x2="12.653cm" svg:y2="8.57cm">
          <text:p/>
        </draw:line>
        <draw:frame draw:style-name="gr22" draw:layer="layout" svg:width="14.098cm" svg:height="4.809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5">信号</text:span></text:p>
              </table:table-cell>
              <table:table-cell>
                <text:p text:style-name="P8"><text:span text:style-name="T5">位宽</text:span></text:p>
              </table:table-cell>
              <table:table-cell>
                <text:p text:style-name="P8"><text:span text:style-name="T5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2">clk_in</text:span></text:p>
              </table:table-cell>
              <table:table-cell>
                <text:p text:style-name="P9"><text:span text:style-name="T2">1 bit</text:span></text:p>
              </table:table-cell>
              <table:table-cell>
                <text:p text:style-name="P9"><text:span text:style-name="T2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2">rst_n_in</text:span></text:p>
              </table:table-cell>
              <table:table-cell>
                <text:p text:style-name="P9"><text:span text:style-name="T2">1 bit</text:span></text:p>
              </table:table-cell>
              <table:table-cell>
                <text:p text:style-name="P9"><text:span text:style-name="T2">复位信号</text:span><text:span text:style-name="T2">, </text:span><text:span text:style-name="T2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2">ext_data_in</text:span></text:p>
              </table:table-cell>
              <table:table-cell>
                <text:p text:style-name="P9"><text:span text:style-name="T2">32 bit</text:span></text:p>
              </table:table-cell>
              <table:table-cell>
                <text:p text:style-name="P9"><text:span text:style-name="T2">选择扩展的输入数据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2">ext_data_in_valid</text:span></text:p>
              </table:table-cell>
              <table:table-cell>
                <text:p text:style-name="P9"><text:span text:style-name="T2">1 bit</text:span></text:p>
              </table:table-cell>
              <table:table-cell>
                <text:p text:style-name="P9"><text:span text:style-name="T2">输入数据有效信号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2" draw:layer="layout" svg:width="14.098cm" svg:height="4.217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4" table:default-cell-style-name="ce1">
              <table:table-cell>
                <text:p text:style-name="P8"><text:span text:style-name="T5">信号</text:span></text:p>
              </table:table-cell>
              <table:table-cell>
                <text:p text:style-name="P8"><text:span text:style-name="T5">位宽</text:span></text:p>
              </table:table-cell>
              <table:table-cell>
                <text:p text:style-name="P8"><text:span text:style-name="T5">说明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2">ext_data_out</text:span></text:p>
              </table:table-cell>
              <table:table-cell table:style-name="ce5">
                <text:p text:style-name="P16"><text:span text:style-name="T8">48 bit</text:span></text:p>
              </table:table-cell>
              <table:table-cell>
                <text:p text:style-name="P17"><text:span text:style-name="T8">选择扩展后的输出数据</text:span></text:p>
              </table:table-cell>
            </table:table-row>
            <table:table-row table:style-name="ro6" table:default-cell-style-name="ce2">
              <table:table-cell>
                <text:p text:style-name="P9"><text:span text:style-name="T2">ext_data_out_valid</text:span></text:p>
              </table:table-cell>
              <table:table-cell table:style-name="ce5">
                <text:p text:style-name="P16"><text:span text:style-name="T8">1 bit</text:span></text:p>
              </table:table-cell>
              <table:table-cell>
                <text:p text:style-name="P9"><text:span text:style-name="T2">输出数据有效信号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3" draw:text-style-name="P10" draw:layer="layout" svg:width="3.042cm" svg:height="0.725cm" svg:x="20.421cm" svg:y="1.924cm">
          <draw:text-box>
            <text:p><text:span text:style-name="T6">输入信号列表</text:span></text:p>
          </draw:text-box>
        </draw:frame>
        <draw:frame draw:style-name="gr23" draw:text-style-name="P10" draw:layer="layout" svg:width="3.042cm" svg:height="0.725cm" svg:x="20.493cm" svg:y="8.828cm">
          <draw:text-box>
            <text:p><text:span text:style-name="T6">输出信号列表</text:span></text:p>
          </draw:text-box>
        </draw:frame>
        <draw:frame draw:style-name="gr7" draw:text-style-name="P5" draw:layer="layout" svg:width="4.817cm" svg:height="0.725cm" svg:x="1cm" svg:y="1.276cm">
          <draw:text-box>
            <text:p><text:span text:style-name="T3">选择扩展模块</text:span><text:span text:style-name="T3">des_ext</text:span></text:p>
          </draw:text-box>
        </draw:frame>
      </draw:page>
      <draw:page draw:name="page6" draw:style-name="dp1" draw:master-page-name="默认">
        <draw:custom-shape draw:style-name="gr27" draw:text-style-name="P2" draw:layer="layout" svg:width="4.107cm" svg:height="6.678cm" svg:x="6.129cm" svg:y="3.818cm">
          <text:p text:style-name="P1"><text:span text:style-name="T1">des_xor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3.779cm" svg:y1="4.769cm" svg:x2="6.171cm" svg:y2="4.769cm">
          <text:p/>
        </draw:line>
        <draw:frame draw:style-name="gr15" draw:text-style-name="P7" draw:layer="layout" svg:width="1.586cm" svg:height="0.725cm" svg:x="3.983cm" svg:y="4.149cm">
          <draw:text-box>
            <text:p><text:span text:style-name="T4">clk_in</text:span></text:p>
          </draw:text-box>
        </draw:frame>
        <draw:frame draw:style-name="gr16" draw:text-style-name="P7" draw:layer="layout" svg:width="2.013cm" svg:height="0.725cm" svg:x="3.843cm" svg:y="5.192cm">
          <draw:text-box>
            <text:p><text:span text:style-name="T4">rst_n_in</text:span></text:p>
          </draw:text-box>
        </draw:frame>
        <draw:frame draw:style-name="gr40" draw:text-style-name="P14" draw:layer="layout" svg:width="2.796cm" svg:height="0.725cm" svg:x="3.363cm" svg:y="7.579cm">
          <draw:text-box>
            <text:p text:style-name="P13"><text:span text:style-name="T4">key_data_in</text:span></text:p>
          </draw:text-box>
        </draw:frame>
        <draw:frame draw:style-name="gr38" draw:text-style-name="P7" draw:layer="layout" svg:width="2.703cm" svg:height="0.725cm" svg:x="3.423cm" svg:y="6.421cm">
          <draw:text-box>
            <text:p><text:span text:style-name="T4">ext_data_in</text:span></text:p>
          </draw:text-box>
        </draw:frame>
        <draw:frame draw:style-name="gr34" draw:text-style-name="P7" draw:layer="layout" svg:width="2.987cm" svg:height="0.725cm" svg:x="10.081cm" svg:y="4.947cm">
          <draw:text-box>
            <text:p><text:span text:style-name="T4">xor_data_out</text:span></text:p>
          </draw:text-box>
        </draw:frame>
        <draw:frame draw:style-name="gr39" draw:text-style-name="P7" draw:layer="layout" svg:width="4.096cm" svg:height="0.725cm" svg:x="10.126cm" svg:y="7.846cm">
          <draw:text-box>
            <text:p><text:span text:style-name="T4">xor_data_out_valid</text:span></text:p>
          </draw:text-box>
        </draw:frame>
        <draw:line draw:style-name="gr14" draw:text-style-name="P3" draw:layer="layout" svg:x1="3.779cm" svg:y1="5.936cm" svg:x2="6.171cm" svg:y2="5.936cm">
          <text:p/>
        </draw:line>
        <draw:line draw:style-name="gr14" draw:text-style-name="P3" draw:layer="layout" svg:x1="3.779cm" svg:y1="7.103cm" svg:x2="6.171cm" svg:y2="7.103cm">
          <text:p/>
        </draw:line>
        <draw:line draw:style-name="gr14" draw:text-style-name="P3" draw:layer="layout" svg:x1="3.779cm" svg:y1="8.27cm" svg:x2="6.171cm" svg:y2="8.27cm">
          <text:p/>
        </draw:line>
        <draw:line draw:style-name="gr14" draw:text-style-name="P3" draw:layer="layout" svg:x1="10.214cm" svg:y1="5.659cm" svg:x2="12.606cm" svg:y2="5.659cm">
          <text:p/>
        </draw:line>
        <draw:line draw:style-name="gr14" draw:text-style-name="P3" draw:layer="layout" svg:x1="10.261cm" svg:y1="8.57cm" svg:x2="12.653cm" svg:y2="8.57cm">
          <text:p/>
        </draw:line>
        <draw:frame draw:style-name="gr22" draw:layer="layout" svg:width="14.098cm" svg:height="5.771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5">信号</text:span></text:p>
              </table:table-cell>
              <table:table-cell>
                <text:p text:style-name="P8"><text:span text:style-name="T5">位宽</text:span></text:p>
              </table:table-cell>
              <table:table-cell>
                <text:p text:style-name="P8"><text:span text:style-name="T5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2">clk_in</text:span></text:p>
              </table:table-cell>
              <table:table-cell>
                <text:p text:style-name="P9"><text:span text:style-name="T2">1 bit</text:span></text:p>
              </table:table-cell>
              <table:table-cell>
                <text:p text:style-name="P9"><text:span text:style-name="T2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2">rst_n_in</text:span></text:p>
              </table:table-cell>
              <table:table-cell>
                <text:p text:style-name="P9"><text:span text:style-name="T2">1 bit</text:span></text:p>
              </table:table-cell>
              <table:table-cell>
                <text:p text:style-name="P9"><text:span text:style-name="T2">复位信号</text:span><text:span text:style-name="T2">, </text:span><text:span text:style-name="T2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2">ext_data_in</text:span></text:p>
              </table:table-cell>
              <table:table-cell>
                <text:p text:style-name="P9"><text:span text:style-name="T2">48 bit</text:span></text:p>
              </table:table-cell>
              <table:table-cell>
                <text:p text:style-name="P9"><text:span text:style-name="T2">选择扩展后的输入数据</text:span></text:p>
              </table:table-cell>
            </table:table-row>
            <table:table-row table:style-name="ro1">
              <table:table-cell table:style-name="ce6">
                <text:p text:style-name="P18">key_data_in</text:p>
              </table:table-cell>
              <table:table-cell table:style-name="ce7">
                <text:p text:style-name="P18">48 bit</text:p>
              </table:table-cell>
              <table:table-cell table:style-name="ce2">
                <text:p text:style-name="P9">子密钥输入数据</text:p>
              </table:table-cell>
            </table:table-row>
            <table:table-row table:style-name="ro1" table:default-cell-style-name="ce2">
              <table:table-cell>
                <text:p text:style-name="P9"><text:span text:style-name="T2">data_in_valid</text:span></text:p>
              </table:table-cell>
              <table:table-cell>
                <text:p text:style-name="P9"><text:span text:style-name="T2">1 bit</text:span></text:p>
              </table:table-cell>
              <table:table-cell>
                <text:p text:style-name="P9"><text:span text:style-name="T2">输入数据有效信号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2" draw:layer="layout" svg:width="14.098cm" svg:height="4.217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4" table:default-cell-style-name="ce1">
              <table:table-cell>
                <text:p text:style-name="P8"><text:span text:style-name="T5">信号</text:span></text:p>
              </table:table-cell>
              <table:table-cell>
                <text:p text:style-name="P8"><text:span text:style-name="T5">位宽</text:span></text:p>
              </table:table-cell>
              <table:table-cell>
                <text:p text:style-name="P8"><text:span text:style-name="T5">说明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2">xor_data_out</text:span></text:p>
              </table:table-cell>
              <table:table-cell table:style-name="ce5">
                <text:p text:style-name="P16"><text:span text:style-name="T8">48 bit</text:span></text:p>
              </table:table-cell>
              <table:table-cell>
                <text:p text:style-name="P17"><text:span text:style-name="T8">异或加密后的输出数据</text:span></text:p>
              </table:table-cell>
            </table:table-row>
            <table:table-row table:style-name="ro6" table:default-cell-style-name="ce2">
              <table:table-cell>
                <text:p text:style-name="P9"><text:span text:style-name="T2">xor_data_out_valid</text:span></text:p>
              </table:table-cell>
              <table:table-cell table:style-name="ce5">
                <text:p text:style-name="P16"><text:span text:style-name="T8">1 bit</text:span></text:p>
              </table:table-cell>
              <table:table-cell>
                <text:p text:style-name="P9"><text:span text:style-name="T2">输出数据有效信号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3" draw:text-style-name="P10" draw:layer="layout" svg:width="3.042cm" svg:height="0.725cm" svg:x="20.421cm" svg:y="1.924cm">
          <draw:text-box>
            <text:p><text:span text:style-name="T6">输入信号列表</text:span></text:p>
          </draw:text-box>
        </draw:frame>
        <draw:frame draw:style-name="gr23" draw:text-style-name="P10" draw:layer="layout" svg:width="3.042cm" svg:height="0.725cm" svg:x="20.493cm" svg:y="8.828cm">
          <draw:text-box>
            <text:p><text:span text:style-name="T6">输出信号列表</text:span></text:p>
          </draw:text-box>
        </draw:frame>
        <draw:frame draw:style-name="gr7" draw:text-style-name="P5" draw:layer="layout" svg:width="4.817cm" svg:height="0.725cm" svg:x="1cm" svg:y="1.276cm">
          <draw:text-box>
            <text:p><text:span text:style-name="T3">异或加密模块</text:span><text:span text:style-name="T3">des_xor</text:span></text:p>
          </draw:text-box>
        </draw:frame>
        <draw:frame draw:style-name="gr40" draw:text-style-name="P14" draw:layer="layout" svg:width="3.008cm" svg:height="0.725cm" svg:x="3.264cm" svg:y="8.608cm">
          <draw:text-box>
            <text:p text:style-name="P13"><text:span text:style-name="T4">data_in_valid</text:span></text:p>
          </draw:text-box>
        </draw:frame>
        <draw:line draw:style-name="gr14" draw:text-style-name="P3" draw:layer="layout" svg:x1="3.671cm" svg:y1="9.337cm" svg:x2="6.063cm" svg:y2="9.337cm">
          <text:p/>
        </draw:line>
      </draw:page>
      <draw:page draw:name="page7" draw:style-name="dp1" draw:master-page-name="默认">
        <draw:custom-shape draw:style-name="gr27" draw:text-style-name="P2" draw:layer="layout" svg:width="4.107cm" svg:height="6.678cm" svg:x="6.129cm" svg:y="3.818cm">
          <text:p text:style-name="P1"><text:span text:style-name="T1">des_scomp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3.761cm" svg:y1="5.457cm" svg:x2="6.153cm" svg:y2="5.457cm">
          <text:p/>
        </draw:line>
        <draw:frame draw:style-name="gr15" draw:text-style-name="P7" draw:layer="layout" svg:width="1.586cm" svg:height="0.725cm" svg:x="3.965cm" svg:y="4.837cm">
          <draw:text-box>
            <text:p><text:span text:style-name="T4">clk_in</text:span></text:p>
          </draw:text-box>
        </draw:frame>
        <draw:frame draw:style-name="gr16" draw:text-style-name="P7" draw:layer="layout" svg:width="2.013cm" svg:height="0.725cm" svg:x="3.825cm" svg:y="5.88cm">
          <draw:text-box>
            <text:p><text:span text:style-name="T4">rst_n_in</text:span></text:p>
          </draw:text-box>
        </draw:frame>
        <draw:frame draw:style-name="gr38" draw:text-style-name="P7" draw:layer="layout" svg:width="2.703cm" svg:height="0.725cm" svg:x="3.405cm" svg:y="7.109cm">
          <draw:text-box>
            <text:p><text:span text:style-name="T4">s_data_in</text:span></text:p>
          </draw:text-box>
        </draw:frame>
        <draw:frame draw:style-name="gr34" draw:text-style-name="P7" draw:layer="layout" svg:width="2.966cm" svg:height="0.725cm" svg:x="10.081cm" svg:y="4.947cm">
          <draw:text-box>
            <text:p><text:span text:style-name="T4">scomp_out</text:span></text:p>
          </draw:text-box>
        </draw:frame>
        <draw:frame draw:style-name="gr39" draw:text-style-name="P7" draw:layer="layout" svg:width="4.075cm" svg:height="0.725cm" svg:x="10.126cm" svg:y="7.846cm">
          <draw:text-box>
            <text:p><text:span text:style-name="T4">scomp_out_valid</text:span></text:p>
          </draw:text-box>
        </draw:frame>
        <draw:line draw:style-name="gr14" draw:text-style-name="P3" draw:layer="layout" svg:x1="3.761cm" svg:y1="6.624cm" svg:x2="6.153cm" svg:y2="6.624cm">
          <text:p/>
        </draw:line>
        <draw:line draw:style-name="gr14" draw:text-style-name="P3" draw:layer="layout" svg:x1="3.761cm" svg:y1="7.791cm" svg:x2="6.153cm" svg:y2="7.791cm">
          <text:p/>
        </draw:line>
        <draw:line draw:style-name="gr14" draw:text-style-name="P3" draw:layer="layout" svg:x1="10.214cm" svg:y1="5.659cm" svg:x2="12.606cm" svg:y2="5.659cm">
          <text:p/>
        </draw:line>
        <draw:line draw:style-name="gr14" draw:text-style-name="P3" draw:layer="layout" svg:x1="10.261cm" svg:y1="8.57cm" svg:x2="12.653cm" svg:y2="8.57cm">
          <text:p/>
        </draw:line>
        <draw:frame draw:style-name="gr22" draw:layer="layout" svg:width="14.098cm" svg:height="4.809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5">信号</text:span></text:p>
              </table:table-cell>
              <table:table-cell>
                <text:p text:style-name="P8"><text:span text:style-name="T5">位宽</text:span></text:p>
              </table:table-cell>
              <table:table-cell>
                <text:p text:style-name="P8"><text:span text:style-name="T5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2">clk_in</text:span></text:p>
              </table:table-cell>
              <table:table-cell>
                <text:p text:style-name="P9"><text:span text:style-name="T2">1 bit</text:span></text:p>
              </table:table-cell>
              <table:table-cell>
                <text:p text:style-name="P9"><text:span text:style-name="T2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2">rst_n_in</text:span></text:p>
              </table:table-cell>
              <table:table-cell>
                <text:p text:style-name="P9"><text:span text:style-name="T2">1 bit</text:span></text:p>
              </table:table-cell>
              <table:table-cell>
                <text:p text:style-name="P9"><text:span text:style-name="T2">复位信号</text:span><text:span text:style-name="T2">, </text:span><text:span text:style-name="T2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2">s_data_in</text:span></text:p>
              </table:table-cell>
              <table:table-cell>
                <text:p text:style-name="P9"><text:span text:style-name="T2">48 bit</text:span></text:p>
              </table:table-cell>
              <table:table-cell>
                <text:p text:style-name="P9"><text:span text:style-name="T2">S</text:span><text:span text:style-name="T2">压缩输入数据</text:span></text:p>
              </table:table-cell>
            </table:table-row>
            <table:table-row table:style-name="ro1">
              <table:table-cell table:style-name="ce8">
                <text:p text:style-name="P18">s_data_in_valid</text:p>
              </table:table-cell>
              <table:table-cell table:style-name="ce9">
                <text:p text:style-name="P18">1 bit</text:p>
              </table:table-cell>
              <table:table-cell table:style-name="ce2">
                <text:p text:style-name="P19"><text:span text:style-name="T2">输入数据有效信号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2" draw:layer="layout" svg:width="14.098cm" svg:height="4.217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4" table:default-cell-style-name="ce1">
              <table:table-cell>
                <text:p text:style-name="P8"><text:span text:style-name="T5">信号</text:span></text:p>
              </table:table-cell>
              <table:table-cell>
                <text:p text:style-name="P8"><text:span text:style-name="T5">位宽</text:span></text:p>
              </table:table-cell>
              <table:table-cell>
                <text:p text:style-name="P8"><text:span text:style-name="T5">说明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2">scomp_out</text:span></text:p>
              </table:table-cell>
              <table:table-cell table:style-name="ce5">
                <text:p text:style-name="P16"><text:span text:style-name="T8">32 bit</text:span></text:p>
              </table:table-cell>
              <table:table-cell>
                <text:p text:style-name="P17"><text:span text:style-name="T8">压缩后的输出数据</text:span></text:p>
              </table:table-cell>
            </table:table-row>
            <table:table-row table:style-name="ro6" table:default-cell-style-name="ce2">
              <table:table-cell>
                <text:p text:style-name="P9"><text:span text:style-name="T2">scomp_out_valid</text:span></text:p>
              </table:table-cell>
              <table:table-cell table:style-name="ce5">
                <text:p text:style-name="P16"><text:span text:style-name="T8">1 bit</text:span></text:p>
              </table:table-cell>
              <table:table-cell>
                <text:p text:style-name="P9"><text:span text:style-name="T2">输出数据有效信号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23" draw:text-style-name="P10" draw:layer="layout" svg:width="3.042cm" svg:height="0.725cm" svg:x="20.421cm" svg:y="1.924cm">
          <draw:text-box>
            <text:p><text:span text:style-name="T6">输入信号列表</text:span></text:p>
          </draw:text-box>
        </draw:frame>
        <draw:frame draw:style-name="gr23" draw:text-style-name="P10" draw:layer="layout" svg:width="3.042cm" svg:height="0.725cm" svg:x="20.493cm" svg:y="8.828cm">
          <draw:text-box>
            <text:p><text:span text:style-name="T6">输出信号列表</text:span></text:p>
          </draw:text-box>
        </draw:frame>
        <draw:frame draw:style-name="gr7" draw:text-style-name="P5" draw:layer="layout" svg:width="6.792cm" svg:height="0.725cm" svg:x="1cm" svg:y="1.276cm">
          <draw:text-box>
            <text:p><text:span text:style-name="T3">选择压缩运算</text:span><text:span text:style-name="T3">S</text:span><text:span text:style-name="T3">模块</text:span><text:span text:style-name="T3">des_scomp</text:span></text:p>
          </draw:text-box>
        </draw:frame>
        <draw:frame draw:style-name="gr40" draw:text-style-name="P14" draw:layer="layout" svg:width="3.457cm" svg:height="0.725cm" svg:x="2.577cm" svg:y="8.291cm">
          <draw:text-box>
            <text:p text:style-name="P13"><text:span text:style-name="T4">s_data_in_valid</text:span></text:p>
          </draw:text-box>
        </draw:frame>
        <draw:line draw:style-name="gr14" draw:text-style-name="P3" draw:layer="layout" svg:x1="3.761cm" svg:y1="8.879cm" svg:x2="6.153cm" svg:y2="8.879cm">
          <text:p/>
        </draw:line>
        <draw:frame draw:style-name="gr5" draw:text-style-name="P4" draw:layer="layout" svg:width="12.143cm" svg:height="1.199cm" svg:x="1.852cm" svg:y="11.404cm">
          <draw:text-box>
            <text:p text:style-name="P20"><text:span text:style-name="T2">首尾</text:span><text:span text:style-name="T2">2bit</text:span><text:span text:style-name="T2">看成是</text:span><text:span text:style-name="T2">S</text:span><text:span text:style-name="T2">盒中的行信号，其余的</text:span><text:span text:style-name="T2">4bit</text:span><text:span text:style-name="T2">用来确定列号</text:span></text:p>
          </draw:text-box>
        </draw:frame>
        <draw:frame draw:style-name="gr5" draw:text-style-name="P4" draw:layer="layout" svg:width="12.143cm" svg:height="1.199cm" svg:x="1.879cm" svg:y="12.411cm">
          <draw:text-box>
            <text:p text:style-name="P20"><text:span text:style-name="T2">直接进行打表操作</text:span></text:p>
          </draw:text-box>
        </draw:frame>
        <draw:frame draw:style-name="gr12" draw:text-style-name="P22" draw:layer="layout" svg:width="3.859cm" svg:height="0.725cm" svg:x="1.878cm" svg:y="13.599cm">
          <draw:text-box>
            <text:p text:style-name="P21"><text:span text:style-name="T1">X5 x4 x3 x2 x1 x0</text:span></text:p>
          </draw:text-box>
        </draw:frame>
        <draw:frame draw:style-name="gr12" draw:text-style-name="P24" draw:layer="layout" svg:width="3.787cm" svg:height="0.725cm" svg:x="1.878cm" svg:y="14.626cm">
          <draw:text-box>
            <text:p text:style-name="P23"><text:span text:style-name="T9">x0 x5 x1 x2 x3 x4</text:span></text:p>
          </draw:text-box>
        </draw:frame>
        <draw:frame draw:style-name="gr12" draw:text-style-name="P26" draw:layer="layout" svg:width="4.685cm" svg:height="0.81cm" svg:x="1.833cm" svg:y="15.668cm">
          <draw:text-box>
            <text:p text:style-name="P25"><text:span text:style-name="T10">结果赋给 </text:span><text:span text:style-name="T10">o0 o1 o2 o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宋体" svg:font-family="宋体, SimSun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  <style:font-face style:name="等线" svg:font-family="等线, DengXian" style:font-pitch="variable"/>
    <style:font-face style:name="等线 Light" svg:font-family="'等线 Light'" style:font-pitch="variable"/>
    <style:font-face style:name="黑体" svg:font-family="黑体, SimHei" style:font-family-generic="modern" style:font-pitch="fixed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线条箭头_20_1" draw:display-name="线条箭头 1" svg:viewBox="0 0 20 20" svg:d="M0 20l10-20 10 20z"/>
    <draw:marker draw:name="线条箭头_20_2" draw:display-name="线条箭头 2" svg:viewBox="0 0 20 20" svg:d="M0 20l10-20 10 20z"/>
    <draw:marker draw:name="线条箭头_20_4" draw:display-name="线条箭头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justify" fo:text-indent="0cm" style:text-autospace="ideograph-alpha"/>
      <style:text-properties style:font-name="等线" fo:font-family="等线, DengXian" style:font-pitch="variable" fo:font-size="10.5pt" fo:language="en" fo:country="US" style:letter-kerning="true" style:font-name-asian="等线" style:font-family-asian="等线, DengXian" style:font-pitch-asian="variable" style:font-size-asian="10.5pt" style:language-asian="zh" style:country-asian="CN" style:font-name-complex="等线" style:font-family-complex="等线, DengXian" style:font-pitch-complex="variable" style:font-size-complex="10.5pt" style:language-complex="ar" style:country-complex="SA"/>
    </style:style>
    <style:style style:name="caption" style:family="graphic">
      <style:paragraph-properties fo:margin-left="0cm" fo:margin-right="0cm" fo:text-align="justify" fo:text-indent="0cm" style:text-autospace="ideograph-alpha"/>
      <style:text-properties style:font-name="等线 Light" fo:font-family="'等线 Light'" style:font-pitch="variable" fo:font-size="10pt" fo:language="en" fo:country="US" style:letter-kerning="true" style:font-name-asian="黑体" style:font-family-asian="黑体, SimHei" style:font-family-generic-asian="modern" style:font-pitch-asian="fixed" style:font-size-asian="10pt" style:language-asian="zh" style:country-asian="CN" style:font-name-complex="等线 Light" style:font-family-complex="'等线 Light'" style:font-pitch-complex="variable" style:font-size-complex="10pt" style:language-complex="ar" style:country-complex="SA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29T21:33:18.858000000</meta:creation-date>
    <dc:date>2024-01-05T00:44:05.735000000</dc:date>
    <meta:editing-duration>PT7H8M36S</meta:editing-duration>
    <meta:editing-cycles>52</meta:editing-cycles>
    <meta:generator>LibreOffice/7.6.0.3$Windows_X86_64 LibreOffice_project/69edd8b8ebc41d00b4de3915dc82f8f0fc3b6265</meta:generator>
    <meta:document-statistic meta:object-count="154"/>
  </office:meta>
</office:document-meta>
</file>